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1a2e90" officeooo:paragraph-rsid="001a2e90"/>
    </style:style>
    <style:style style:name="P6" style:family="paragraph" style:parent-style-name="Text_20_body">
      <style:text-properties officeooo:rsid="0022a4e4" officeooo:paragraph-rsid="0022a4e4"/>
    </style:style>
    <style:style style:name="P7" style:family="paragraph" style:parent-style-name="Text_20_body">
      <style:text-properties officeooo:rsid="00281a27" officeooo:paragraph-rsid="00281a27"/>
    </style:style>
    <style:style style:name="P8" style:family="paragraph" style:parent-style-name="Text_20_body">
      <style:text-properties officeooo:rsid="00281a27" officeooo:paragraph-rsid="002a10ff"/>
    </style:style>
    <style:style style:name="P9" style:family="paragraph" style:parent-style-name="Text_20_body">
      <style:text-properties officeooo:rsid="00281a27" officeooo:paragraph-rsid="002ca798"/>
    </style:style>
    <style:style style:name="P10" style:family="paragraph" style:parent-style-name="Title">
      <style:text-properties officeooo:rsid="0017e5c1" officeooo:paragraph-rsid="0017e5c1"/>
    </style:style>
    <style:style style:name="P11" style:family="paragraph" style:parent-style-name="Subtitle">
      <style:text-properties officeooo:rsid="001f39cf" officeooo:paragraph-rsid="001f39cf"/>
    </style:style>
    <style:style style:name="P1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3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3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3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5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5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5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5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5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rsid="001f4759" officeooo:paragraph-rsid="00229300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60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61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62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P63" style:family="paragraph" style:parent-style-name="Text_20_body" style:list-style-name="L26">
      <style:text-properties officeooo:rsid="001b36a3" officeooo:paragraph-rsid="001b36a3"/>
    </style:style>
    <style:style style:name="P64" style:family="paragraph" style:parent-style-name="Text_20_body" style:list-style-name="L26">
      <style:text-properties officeooo:rsid="0035bc44" officeooo:paragraph-rsid="0035bc44"/>
    </style:style>
    <style:style style:name="P65" style:family="paragraph" style:parent-style-name="Text_20_body" style:list-style-name="L27">
      <style:text-properties officeooo:rsid="0035bc44" officeooo:paragraph-rsid="0035bc44"/>
    </style:style>
    <style:style style:name="P66" style:family="paragraph" style:parent-style-name="Text_20_body" style:list-style-name="L27">
      <style:text-properties officeooo:rsid="001ca91f" officeooo:paragraph-rsid="001ca91f"/>
    </style:style>
    <style:style style:name="P67" style:family="paragraph" style:parent-style-name="Text_20_body" style:list-style-name="">
      <style:text-properties officeooo:rsid="0036bf23" officeooo:paragraph-rsid="0036bf23"/>
    </style:style>
    <style:style style:name="P68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69" style:family="paragraph" style:parent-style-name="Heading_20_1">
      <style:text-properties officeooo:rsid="0018866e" officeooo:paragraph-rsid="0018866e"/>
    </style:style>
    <style:style style:name="P70" style:family="paragraph" style:parent-style-name="Heading_20_1" style:master-page-name="">
      <style:paragraph-properties style:page-number="auto" fo:break-before="page"/>
      <style:text-properties officeooo:rsid="0036bf23"/>
    </style:style>
    <style:style style:name="P71" style:family="paragraph" style:parent-style-name="Heading_20_1" style:master-page-name="">
      <style:paragraph-properties style:page-number="auto" fo:break-before="auto" fo:break-after="auto"/>
      <style:text-properties officeooo:rsid="001ca91f" officeooo:paragraph-rsid="0022a4e4"/>
    </style:style>
    <style:style style:name="P72" style:family="paragraph">
      <style:paragraph-properties fo:margin-left="0cm" fo:margin-right="0cm" fo:margin-top="0cm" fo:margin-bottom="0cm" fo:line-height="100%" fo:text-align="center" fo:text-indent="0cm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1f4759"/>
    </style:style>
    <style:style style:name="T6" style:family="text">
      <style:text-properties officeooo:rsid="002a10ff"/>
    </style:style>
    <style:style style:name="T7" style:family="text">
      <style:text-properties officeooo:rsid="002ca798"/>
    </style:style>
    <style:style style:name="T8" style:family="text">
      <style:text-properties officeooo:rsid="002f78f6"/>
    </style:style>
    <style:style style:name="T9" style:family="text">
      <style:text-properties officeooo:rsid="00329889"/>
    </style:style>
    <style:style style:name="T10" style:family="text">
      <style:text-properties officeooo:rsid="0034844b"/>
    </style:style>
    <style:style style:name="T11" style:family="text">
      <style:text-properties officeooo:rsid="0034c935"/>
    </style:style>
    <style:style style:name="T12" style:family="text">
      <style:text-properties officeooo:rsid="00378f89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49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taBroker <text:span text:style-name="T12">Developer </text:span>Manual</text:p>
      <text:p text:style-name="P11">Notes</text:p>
      <text:h text:style-name="P69" text:outline-level="1">Modules</text:h>
      <text:p text:style-name="P5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19">Subsystem</text:p>
          </table:table-cell>
          <table:table-cell table:style-name="DataBrokerModules.A1" office:value-type="string">
            <text:p text:style-name="P19">Name</text:p>
          </table:table-cell>
          <table:table-cell table:style-name="DataBrokerModules.C1" office:value-type="string">
            <text:p text:style-name="P26">Description</text:p>
          </table:table-cell>
        </table:table-row>
        <table:table-row>
          <table:table-cell table:style-name="DataBrokerModules.A12" office:value-type="string">
            <text:p text:style-name="P56">Data</text:p>
          </table:table-cell>
          <table:table-cell table:style-name="DataBrokerModules.B12" office:value-type="string">
            <text:p text:style-name="P55">data-common</text:p>
          </table:table-cell>
          <table:table-cell table:style-name="DataBrokerModules.C12" office:value-type="string">
            <text:p text:style-name="P57">APIs for data flow nodes, factories and inventories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<text:span text:style-name="T5">d</text:span>ata-ws</text:p>
          </table:table-cell>
          <table:table-cell table:style-name="DataBrokerModules.C12" office:value-type="string">
            <text:p text:style-name="P58">obsolete</text:p>
          </table:table-cell>
        </table:table-row>
        <table:table-row>
          <table:table-cell table:style-name="DataBrokerModules.A12" office:value-type="string">
            <text:p text:style-name="P55">Metadata</text:p>
          </table:table-cell>
          <table:table-cell table:style-name="DataBrokerModules.B12" office:value-type="string">
            <text:p text:style-name="P55">metadata-common</text:p>
          </table:table-cell>
          <table:table-cell table:style-name="DataBrokerModules.C12" office:value-type="string">
            <text:p text:style-name="P57">Generic APIs to allow storage and querying of metadata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rdf</text:p>
          </table:table-cell>
          <table:table-cell table:style-name="DataBrokerModules.C12" office:value-type="string">
            <text:p text:style-name="P57">API support for metadata formatted in RDF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store</text:p>
          </table:table-cell>
          <table:table-cell table:style-name="DataBrokerModules.C12" office:value-type="string">
            <text:p text:style-name="P57">Metadata storage implementation based on SQL databases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ws</text:p>
          </table:table-cell>
          <table:table-cell table:style-name="DataBrokerModules.C12" office:value-type="string">
            <text:p text:style-name="P53">Supports transfer of metadata between DataBrokers</text:p>
          </table:table-cell>
        </table:table-row>
        <table:table-row>
          <table:table-cell table:style-name="DataBrokerModules.A12" office:value-type="string">
            <text:p text:style-name="P60">Control</text:p>
          </table:table-cell>
          <table:table-cell table:style-name="DataBrokerModules.B12" office:value-type="string">
            <text:p text:style-name="P55">control-common</text:p>
          </table:table-cell>
          <table:table-cell table:style-name="DataBrokerModules.C12" office:value-type="string">
            <text:p text:style-name="P53">Common classes used within control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core</text:p>
          </table:table-cell>
          <table:table-cell table:style-name="DataBrokerModules.C12" office:value-type="string">
            <text:p text:style-name="P53">Classes used for control DataBroker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ws</text:p>
          </table:table-cell>
          <table:table-cell table:style-name="DataBrokerModules.C12" office:value-type="string">
            <text:p text:style-name="P53">Support for remote access from WebPortal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xmlconfig</text:p>
          </table:table-cell>
          <table:table-cell table:style-name="DataBrokerModules.C12" office:value-type="string">
            <text:p text:style-name="P53">Support of creating DataFlow based on XML documents</text:p>
          </table:table-cell>
        </table:table-row>
        <table:table-row>
          <table:table-cell table:style-name="DataBrokerModules.A12" office:value-type="string">
            <text:p text:style-name="P55">Package</text:p>
          </table:table-cell>
          <table:table-cell table:style-name="DataBrokerModules.B12" office:value-type="string">
            <text:p text:style-name="P55">server-ear</text:p>
          </table:table-cell>
          <table:table-cell table:style-name="DataBrokerModules.C12" office:value-type="string">
            <text:p text:style-name="P54">Packaging of DataBroker for JEE environment</text:p>
          </table:table-cell>
        </table:table-row>
      </table:table>
      <text:p text:style-name="P6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Subsystem</text:p>
          </table:table-cell>
          <table:table-cell table:style-name="Table1.A1" office:value-type="string">
            <text:p text:style-name="P19">Name</text:p>
          </table:table-cell>
          <table:table-cell table:style-name="Table1.C1" office:value-type="string">
            <text:p text:style-name="P26">Description</text:p>
          </table:table-cell>
        </table:table-row>
        <table:table-row table:style-name="Table1.1">
          <table:table-cell table:style-name="Table1.A2" office:value-type="string">
            <text:p text:style-name="P38">Web</text:p>
          </table:table-cell>
          <table:table-cell table:style-name="Table1.A2" office:value-type="string">
            <text:p text:style-name="P38">webportal-root</text:p>
          </table:table-cell>
          <table:table-cell table:style-name="Table1.C2" office:value-type="string">
            <text:p text:style-name="P38">Web pages and managed beans</text:p>
          </table:table-cell>
        </table:table-row>
        <table:table-row table:style-name="Table1.1">
          <table:table-cell table:style-name="Table1.A2" office:value-type="string">
            <text:p text:style-name="P39">Comms</text:p>
          </table:table-cell>
          <table:table-cell table:style-name="Table1.A2" office:value-type="string">
            <text:p text:style-name="P38">webportal-comms</text:p>
          </table:table-cell>
          <table:table-cell table:style-name="Table1.C2" office:value-type="string">
            <text:p text:style-name="P38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40">Storage</text:p>
          </table:table-cell>
          <table:table-cell table:style-name="Table1.A2" office:value-type="string">
            <text:p text:style-name="P40">webportal-store</text:p>
          </table:table-cell>
          <table:table-cell table:style-name="Table1.C2" office:value-type="string">
            <text:p text:style-name="P40">Support for storage of WebPortal config</text:p>
          </table:table-cell>
        </table:table-row>
        <table:table-row table:style-name="Table1.1">
          <table:table-cell table:style-name="Table1.A2" office:value-type="string">
            <text:p text:style-name="P39">Package</text:p>
          </table:table-cell>
          <table:table-cell table:style-name="Table1.A2" office:value-type="string">
            <text:p text:style-name="P40">webportal-ear</text:p>
          </table:table-cell>
          <table:table-cell table:style-name="Table1.C2" office:value-type="string">
            <text:p text:style-name="P40">Packaging of WebPortal for JEE environment</text:p>
          </table:table-cell>
        </table:table-row>
      </table:table>
      <text:h text:style-name="P71" text:outline-level="1"/>
      <text:h text:style-name="P70" text:outline-level="1">Metadata Object Model</text:h>
      <text:h text:style-name="P67" text:outline-level="1">MetadataInventory (also MutableMetadataInventory):</text:h>
      <text:h text:style-name="P67" text:outline-level="1">- Contains all the metadata object within a particular “domain”, not just the roots.</text:h>
      <text:h text:style-name="P67" text:outline-level="1">Metadata (also MutableMetadata):</text:h>
      <text:h text:style-name="P67" text:outline-level="1">- A container (text blob) from which metadata contents can be accessed.</text:h>
      <text:h text:style-name="P67" text:outline-level="1">MetadataContent (also MutableMetadataContent):</text:h>
      <text:h text:style-name="P67" text:outline-level="1">- A container from which metadata statements can be accessed.</text:h>
      <text:h text:style-name="P67" text:outline-level="1">MetadataStatement (also MutableStatementMetadata):</text:h>
      <text:h text:style-name="P67" text:outline-level="1">- A container from which name, type and value can be obtained.</text:h>
      <text:h text:style-name="P68" text:outline-level="1"/>
      <text:h text:style-name="P68" text:outline-level="1"/>
      <text:h text:style-name="P68" text:outline-level="1"/>
      <text:h text:style-name="P68" text:outline-level="1"><text:soft-page-break/><draw:g text:anchor-type="as-char" draw:z-index="0" draw:style-name="gr1"><draw:custom-shape draw:style-name="gr2" draw:text-style-name="P73" xml:id="id2" draw:id="id2" svg:width="5.501cm" svg:height="3.001cm" svg:x="1.7cm" svg:y="5.5cm"><text:p text:style-name="P72"><text:span text:style-name="T13">Metadata</text:span></text:p><draw:enhanced-geometry svg:viewBox="0 0 21600 21600" draw:type="rectangle" draw:enhanced-path="M 0 0 L 21600 0 21600 21600 0 21600 0 0 Z N"/></draw:custom-shape><draw:custom-shape draw:style-name="gr3" draw:text-style-name="P73" xml:id="id4" draw:id="id4" svg:width="5.501cm" svg:height="3.001cm" svg:x="1.7cm" svg:y="11cm"><text:p text:style-name="P72"><text:span text:style-name="T13">Metadata</text:span></text:p><text:p text:style-name="P72"><text:span text:style-name="T13">Content</text:span></text:p><draw:enhanced-geometry svg:viewBox="0 0 21600 21600" draw:type="rectangle" draw:enhanced-path="M 0 0 L 21600 0 21600 21600 0 21600 0 0 Z N"/></draw:custom-shape><draw:custom-shape draw:style-name="gr4" draw:text-style-name="P73" xml:id="id6" draw:id="id6" svg:width="5.501cm" svg:height="2.999cm" svg:x="1.7cm" svg:y="16.501cm"><text:p text:style-name="P72"><text:span text:style-name="T13">Metadata</text:span><text:span text:style-name="T13"><text:line-break/></text:span><text:span text:style-name="T13">Statement</text:span></text:p><draw:enhanced-geometry svg:viewBox="0 0 21600 21600" draw:type="rectangle" draw:enhanced-path="M 0 0 L 21600 0 21600 21600 0 21600 0 0 Z N"/></draw:custom-shape><draw:custom-shape draw:style-name="gr5" draw:text-style-name="P73" xml:id="id1" draw:id="id1" svg:width="5.501cm" svg:height="3.001cm" svg:x="9.2cm" svg:y="5.5cm"><text:p text:style-name="P72"><text:span text:style-name="T13">Mutable</text:span><text:span text:style-name="T13"><text:line-break/></text:span><text:span text:style-name="T13">Metadata</text:span></text:p><draw:enhanced-geometry svg:viewBox="0 0 21600 21600" draw:type="rectangle" draw:enhanced-path="M 0 0 L 21600 0 21600 21600 0 21600 0 0 Z N"/></draw:custom-shape><draw:custom-shape draw:style-name="gr6" draw:text-style-name="P73" xml:id="id5" draw:id="id5" svg:width="5.501cm" svg:height="2.999cm" svg:x="9.2cm" svg:y="16.501cm"><text:p text:style-name="P72"><text:span text:style-name="T13">Mutable</text:span></text:p><text:p text:style-name="P72"><text:span text:style-name="T13">Metadata</text:span></text:p><text:p text:style-name="P72"><text:span text:style-name="T13">Statement</text:span></text:p><draw:enhanced-geometry svg:viewBox="0 0 21600 21600" draw:type="rectangle" draw:enhanced-path="M 0 0 L 21600 0 21600 21600 0 21600 0 0 Z N"/></draw:custom-shape><draw:custom-shape draw:style-name="gr7" draw:text-style-name="P73" xml:id="id3" draw:id="id3" svg:width="5.501cm" svg:height="3.001cm" svg:x="9.2cm" svg:y="11cm"><text:p text:style-name="P72"><text:span text:style-name="T13">Mutable</text:span></text:p><text:p text:style-name="P72"><text:span text:style-name="T13">Metadata</text:span></text:p><text:p text:style-name="P72"><text:span text:style-name="T13">Content</text:span></text:p><draw:enhanced-geometry svg:viewBox="0 0 21600 21600" draw:type="rectangle" draw:enhanced-path="M 0 0 L 21600 0 21600 21600 0 21600 0 0 Z N"/></draw:custom-shape><draw:connector draw:style-name="gr8" draw:text-style-name="P73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73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73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73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73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73" svg:x1="7.2cm" svg:y1="7cm" svg:x2="7.2cm" svg:y2="7cm" draw:start-shape="id2" draw:end-shape="id2" svg:d="M7200-2752z" svg:viewBox="0 0 2 2"><text:p/></draw:connector><draw:line draw:style-name="gr14" draw:text-style-name="P73" svg:x1="2.2cm" svg:y1="3.5cm" svg:x2="2.2cm" svg:y2="5.5cm"><text:p/></draw:line><draw:line draw:style-name="gr15" draw:text-style-name="P73" svg:x1="3.7cm" svg:y1="3.5cm" svg:x2="3.7cm" svg:y2="5.5cm"><text:p/></draw:line><draw:line draw:style-name="gr16" draw:text-style-name="P73" svg:x1="2.2cm" svg:y1="3.5cm" svg:x2="3.7cm" svg:y2="3.5cm"><text:p/></draw:line><draw:line draw:style-name="gr17" draw:text-style-name="P73" svg:x1="5.2cm" svg:y1="3.5cm" svg:x2="5.2cm" svg:y2="5.5cm"><text:p/></draw:line><draw:line draw:style-name="gr18" draw:text-style-name="P73" svg:x1="6.7cm" svg:y1="3.5cm" svg:x2="6.7cm" svg:y2="5.5cm"><text:p/></draw:line><draw:line draw:style-name="gr19" draw:text-style-name="P73" svg:x1="5.2cm" svg:y1="3.5cm" svg:x2="6.7cm" svg:y2="3.5cm"><text:p/></draw:line><draw:frame draw:style-name="gr20" draw:text-style-name="P75" svg:width="1.99cm" svg:height="1.227cm" svg:x="0cm" svg:y="3.5cm"><draw:text-box><text:p text:style-name="P72"><text:span text:style-name="T14">parent/</text:span></text:p><text:p text:style-name="P74"><text:span text:style-name="T14">children</text:span></text:p></draw:text-box></draw:frame><draw:frame draw:style-name="gr21" draw:text-style-name="P76" svg:width="2.557cm" svg:height="0.74cm" svg:x="6.8cm" svg:y="3.701cm"><draw:text-box><text:p text:style-name="P72"><text:span text:style-name="T15">description</text:span></text:p></draw:text-box></draw:frame><draw:frame draw:style-name="gr22" draw:text-style-name="P77" svg:width="1.214cm" svg:height="0.74cm" svg:x="1cm" svg:y="4.775cm"><draw:text-box><text:p text:style-name="P74"><text:span text:style-name="T14">0..1</text:span></text:p></draw:text-box></draw:frame><draw:frame draw:style-name="gr23" draw:text-style-name="P77" svg:width="1.142cm" svg:height="0.74cm" svg:x="2.582cm" svg:y="4.784cm"><draw:text-box><text:p text:style-name="P74"><text:span text:style-name="T14">0..*</text:span></text:p></draw:text-box></draw:frame><draw:frame draw:style-name="gr24" draw:text-style-name="P77" svg:width="1.142cm" svg:height="0.74cm" svg:x="5.2cm" svg:y="4.775cm"><draw:text-box><text:p text:style-name="P74"><text:span text:style-name="T14">0..*</text:span></text:p></draw:text-box></draw:frame><draw:frame draw:style-name="gr25" draw:text-style-name="P77" svg:width="1.214cm" svg:height="0.74cm" svg:x="6.687cm" svg:y="4.775cm"><draw:text-box><text:p text:style-name="P74"><text:span text:style-name="T14">0..1</text:span></text:p></draw:text-box></draw:frame><draw:custom-shape draw:style-name="gr26" draw:text-style-name="P73" xml:id="id8" draw:id="id8" svg:width="5.501cm" svg:height="3.001cm" svg:x="1.7cm" svg:y="0cm"><text:p text:style-name="P72"><text:span text:style-name="T13">Metadata</text:span></text:p><text:p text:style-name="P72"><text:span text:style-name="T13">Inventory</text:span></text:p><draw:enhanced-geometry svg:viewBox="0 0 21600 21600" draw:type="rectangle" draw:enhanced-path="M 0 0 L 21600 0 21600 21600 0 21600 0 0 Z N"/></draw:custom-shape><draw:custom-shape draw:style-name="gr27" draw:text-style-name="P73" xml:id="id7" draw:id="id7" svg:width="5.501cm" svg:height="3.001cm" svg:x="9.2cm" svg:y="0cm"><text:p text:style-name="P72"><text:span text:style-name="T13">Mutable</text:span></text:p><text:p text:style-name="P72"><text:span text:style-name="T13">Metadata</text:span></text:p><text:p text:style-name="P72"><text:span text:style-name="T13">Inventory</text:span></text:p><draw:enhanced-geometry svg:viewBox="0 0 21600 21600" draw:type="rectangle" draw:enhanced-path="M 0 0 L 21600 0 21600 21600 0 21600 0 0 Z N"/></draw:custom-shape><draw:connector draw:style-name="gr28" draw:text-style-name="P73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73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75" svg:width="2.112cm" svg:height="0.74cm" svg:x="2.247cm" svg:y="9.275cm"><draw:text-box><text:p text:style-name="P72"><text:span text:style-name="T14">contents</text:span></text:p></draw:text-box></draw:frame><draw:frame draw:style-name="gr31" draw:text-style-name="P75" svg:width="2.587cm" svg:height="0.74cm" svg:x="1.799cm" svg:y="14.776cm"><draw:text-box><text:p text:style-name="P72"><text:span text:style-name="T14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style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4</text:page-number></text:span><text:span text:style-name="MT2"> </text:span><text:span text:style-name="MT3">of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54S</meta:editing-duration>
    <meta:editing-cycles>47</meta:editing-cycles>
    <meta:generator>LibreOffice/4.2.6.2$Linux_X86_64 LibreOffice_project/420$Build-2</meta:generator>
    <dc:date>2014-09-14T00:12:52.652630268</dc:date>
    <dc:creator>Stuart Wheater</dc:creator>
    <meta:document-statistic meta:table-count="2" meta:image-count="0" meta:object-count="0" meta:page-count="4" meta:paragraph-count="61" meta:word-count="196" meta:character-count="1469" meta:non-whitespace-character-count="1332"/>
    <meta:user-defined meta:name="Info 1"/>
    <meta:user-defined meta:name="Info 2"/>
    <meta:user-defined meta:name="Info 3"/>
    <meta:user-defined meta:name="Info 4"/>
  </office:meta>
</office:document-meta>
</file>